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E000000481C9DFFE30223FC19.png" manifest:media-type="image/png"/>
  <manifest:file-entry manifest:full-path="Pictures/1000000100000373000002945F7158DB9A9B05E1.png" manifest:media-type="image/png"/>
  <manifest:file-entry manifest:full-path="Pictures/1000000100000260000001421D717CED8C2F2C06.png" manifest:media-type="image/png"/>
  <manifest:file-entry manifest:full-path="Pictures/10000001000002FE0000003F350400158B4BF5CC.png" manifest:media-type="image/png"/>
  <manifest:file-entry manifest:full-path="Pictures/100000010000039A000002D9B40B4757B7316B44.png" manifest:media-type="image/png"/>
  <manifest:file-entry manifest:full-path="Pictures/1000000100000412000000EB1A30F3780EAD6317.png" manifest:media-type="image/png"/>
  <manifest:file-entry manifest:full-path="Pictures/10000001000004DC00000298DC03A3452A8CF8F3.png" manifest:media-type="image/png"/>
  <manifest:file-entry manifest:full-path="Pictures/1000000100000393000000645C2CF0DCC9482FD2.png" manifest:media-type="image/png"/>
  <manifest:file-entry manifest:full-path="Pictures/1000000100000108000000CA11B10031C9609DCC.png" manifest:media-type="image/png"/>
  <manifest:file-entry manifest:full-path="Pictures/10000001000006E200000087746924BCFA5EDC53.png" manifest:media-type="image/png"/>
  <manifest:file-entry manifest:full-path="Pictures/10000001000003B400000169956719C4AA9ADDA4.png" manifest:media-type="image/png"/>
  <manifest:file-entry manifest:full-path="Pictures/100000010000055B000001A3EB2E0A056A8ED6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903" officeooo:paragraph-rsid="0008c903"/>
    </style:style>
    <style:style style:name="P2" style:family="paragraph" style:parent-style-name="Standard">
      <style:text-properties officeooo:rsid="0008c903" officeooo:paragraph-rsid="000b30a4"/>
    </style:style>
    <style:style style:name="P3" style:family="paragraph" style:parent-style-name="Standard">
      <style:text-properties officeooo:rsid="000b30a4" officeooo:paragraph-rsid="000b30a4"/>
    </style:style>
    <style:style style:name="P4" style:family="paragraph" style:parent-style-name="Standard">
      <style:text-properties officeooo:rsid="000e5ac5" officeooo:paragraph-rsid="000e5ac5"/>
    </style:style>
    <style:style style:name="T1" style:family="text">
      <style:text-properties officeooo:rsid="000b30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me: Eduardo Matheus de Menezes Souto</text:p>
      <text:p text:style-name="P1"/>
      <text:p text:style-name="P1"/>
      <text:p text:style-name="P1"><text:span text:style-name="T1">1 - </text:span>2 - <text:span text:style-name="T1">3</text:span>)</text:p>
      <text:p text:style-name="P1"><draw:frame draw:style-name="fr4" draw:name="Figura1" text:anchor-type="char" svg:width="19.322cm" svg:height="5.904cm" draw:z-index="0"><draw:image xlink:href="Pictures/100000010000055B000001A3EB2E0A056A8ED60B.png" xlink:type="simple" xlink:show="embed" xlink:actuate="onLoad" draw:mime-type="image/png"/></draw:frame></text:p>
      <text:p text:style-name="P1"><draw:frame draw:style-name="fr1" draw:name="Figura2" text:anchor-type="char" svg:width="17cm" svg:height="6.473cm" draw:z-index="1"><draw:image xlink:href="Pictures/10000001000003B400000169956719C4AA9ADDA4.png" xlink:type="simple" xlink:show="embed" xlink:actuate="onLoad" draw:mime-type="image/png"/></draw:frame></text:p>
      <text:p text:style-name="P1"/>
      <text:p text:style-name="P1"/>
      <text:p text:style-name="P1"/>
      <text:p text:style-name="P3">4)</text:p>
      <text:p text:style-name="P2"><draw:frame draw:style-name="fr2" draw:name="Figura3" text:anchor-type="char" svg:x="-0.397cm" svg:y="0.164cm" svg:width="17cm" svg:height="3cm" draw:z-index="2"><draw:image xlink:href="Pictures/10000001000006E200000087746924BCFA5EDC53.png" xlink:type="simple" xlink:show="embed" xlink:actuate="onLoad" draw:mime-type="image/png"/></draw:frame></text:p>
      <text:p text:style-name="P1"/>
      <text:p text:style-name="P1"/>
      <text:p text:style-name="P1"><draw:frame draw:style-name="fr3" draw:name="Figura4" text:anchor-type="char" svg:width="6.985cm" svg:height="5.345cm" draw:z-index="3"><draw:image xlink:href="Pictures/1000000100000108000000CA11B10031C9609DC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>5) <draw:frame draw:style-name="fr1" draw:name="Figura5" text:anchor-type="char" svg:width="17cm" svg:height="9.073cm" draw:z-index="4"><draw:image xlink:href="Pictures/10000001000004DC00000298DC03A3452A8CF8F3.png" xlink:type="simple" xlink:show="embed" xlink:actuate="onLoad" draw:mime-type="image/png"/></draw:frame></text:p>
      <text:p text:style-name="P1"/>
      <text:p text:style-name="P1"><draw:frame draw:style-name="fr1" draw:name="Figura6" text:anchor-type="char" svg:width="17cm" svg:height="3.833cm" draw:z-index="5"><draw:image xlink:href="Pictures/1000000100000412000000EB1A30F3780EAD6317.png" xlink:type="simple" xlink:show="embed" xlink:actuate="onLoad" draw:mime-type="image/png"/></draw:frame></text:p>
      <text:p text:style-name="P1"/>
      <text:p text:style-name="P1"/>
      <text:p text:style-name="P4"><text:soft-page-break/>7)<text:line-break/><draw:frame draw:style-name="fr2" draw:name="Figura7" text:anchor-type="char" svg:x="0cm" svg:y="0.667cm" svg:width="17cm" svg:height="13.441cm" draw:z-index="6"><draw:image xlink:href="Pictures/100000010000039A000002D9B40B4757B7316B44.png" xlink:type="simple" xlink:show="embed" xlink:actuate="onLoad" draw:mime-type="image/png"/></draw:frame></text:p>
      <text:p text:style-name="P1"/>
      <text:p text:style-name="P1"/>
      <text:p text:style-name="P1"><draw:frame draw:style-name="fr3" draw:name="Figura8" text:anchor-type="char" svg:width="16.087cm" svg:height="8.52cm" draw:z-index="7"><draw:image xlink:href="Pictures/1000000100000260000001421D717CED8C2F2C06.png" xlink:type="simple" xlink:show="embed" xlink:actuate="onLoad" draw:mime-type="image/png"/></draw:frame></text:p>
      <text:p text:style-name="P1"/>
      <text:p text:style-name="P1"/>
      <text:p text:style-name="P1"><draw:frame draw:style-name="fr1" draw:name="Figura9" text:anchor-type="char" svg:width="17cm" svg:height="1.857cm" draw:z-index="8"><draw:image xlink:href="Pictures/1000000100000393000000645C2CF0DCC9482FD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4">8)</text:p>
      <text:p text:style-name="P4"><draw:frame draw:style-name="fr2" draw:name="Figura10" text:anchor-type="char" svg:x="0.318cm" svg:y="0.362cm" svg:width="17cm" svg:height="12.705cm" draw:z-index="9"><draw:image xlink:href="Pictures/1000000100000373000002945F7158DB9A9B05E1.png" xlink:type="simple" xlink:show="embed" xlink:actuate="onLoad" draw:mime-type="image/png"/></draw:frame></text:p>
      <text:p text:style-name="P4"/>
      <text:p text:style-name="P4"/>
      <text:p text:style-name="P4">10)</text:p>
      <text:p text:style-name="P4"><draw:frame draw:style-name="fr1" draw:name="Figura11" text:anchor-type="char" svg:width="17cm" svg:height="1.397cm" draw:z-index="10"><draw:image xlink:href="Pictures/10000001000002FE0000003F350400158B4BF5CC.png" xlink:type="simple" xlink:show="embed" xlink:actuate="onLoad" draw:mime-type="image/png"/></draw:frame></text:p>
      <text:p text:style-name="P4"/>
      <text:p text:style-name="P4"/>
      <text:p text:style-name="P4"><draw:frame draw:style-name="fr1" draw:name="Figura12" text:anchor-type="char" svg:width="17cm" svg:height="1.596cm" draw:z-index="11"><draw:image xlink:href="Pictures/10000001000002FE000000481C9DFFE30223FC19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7T11:22:26.135291319</meta:creation-date>
    <meta:print-date>2023-08-27T11:53:56.610323399</meta:print-date>
    <dc:date>2023-09-07T01:17:02.997785156</dc:date>
    <meta:editing-duration>PT8M52S</meta:editing-duration>
    <meta:editing-cycles>2</meta:editing-cycles>
    <meta:generator>LibreOffice/7.3.7.2$Linux_X86_64 LibreOffice_project/30$Build-2</meta:generator>
    <meta:document-statistic meta:table-count="0" meta:image-count="12" meta:object-count="0" meta:page-count="5" meta:paragraph-count="7" meta:word-count="16" meta:character-count="61" meta:non-whitespace-character-count="50"/>
  </office:meta>
</office:document-meta>
</file>